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f3f85"/>
    </style:style>
    <style:style style:name="P2" style:family="paragraph" style:parent-style-name="Standard">
      <style:text-properties officeooo:rsid="000f3f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remote add origin <text:s/>https://github.com/your_username/myproject.git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25T14:32:11.614930666</meta:creation-date>
    <dc:date>2024-05-25T14:42:45.075724450</dc:date>
    <meta:editing-duration>PT10M3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5" meta:character-count="69" meta:non-whitespace-character-count="64"/>
  </office:meta>
</office:document-meta>
</file>